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6c67" officeooo:paragraph-rsid="000f6c67"/>
    </style:style>
    <style:style style:name="P2" style:family="paragraph" style:parent-style-name="Standard">
      <style:paragraph-properties fo:text-align="start" style:justify-single-word="false"/>
      <style:text-properties officeooo:rsid="000f6c67" officeooo:paragraph-rsid="000f6c67"/>
    </style:style>
    <style:style style:name="P3" style:family="paragraph" style:parent-style-name="Standard">
      <style:paragraph-properties fo:text-align="start" style:justify-single-word="false"/>
      <style:text-properties officeooo:paragraph-rsid="000f6c67"/>
    </style:style>
    <style:style style:name="P4" style:family="paragraph" style:parent-style-name="Standard">
      <style:paragraph-properties fo:text-align="start" style:justify-single-word="false"/>
      <style:text-properties officeooo:rsid="000f6c67" officeooo:paragraph-rsid="000f6c67"/>
    </style:style>
    <style:style style:name="P5" style:family="paragraph" style:parent-style-name="Standard">
      <style:paragraph-properties fo:text-align="start" style:justify-single-word="false"/>
      <style:text-properties officeooo:rsid="000f6c67" officeooo:paragraph-rsid="0018d1a9"/>
    </style:style>
    <style:style style:name="P6" style:family="paragraph" style:parent-style-name="Standard">
      <style:paragraph-properties fo:text-align="center" style:justify-single-word="false"/>
      <style:text-properties style:font-name="Arial Black" officeooo:rsid="000f6c67" officeooo:paragraph-rsid="000f6c67"/>
    </style:style>
    <style:style style:name="P7" style:family="paragraph" style:parent-style-name="Standard">
      <style:paragraph-properties fo:text-align="start" style:justify-single-word="false"/>
      <style:text-properties style:font-name="Arial Black" officeooo:rsid="000f6c67" officeooo:paragraph-rsid="000f6c67"/>
    </style:style>
    <style:style style:name="P8" style:family="paragraph" style:parent-style-name="Standard">
      <style:paragraph-properties fo:text-align="center" style:justify-single-word="false"/>
      <style:text-properties style:font-name="Arial Black" style:text-underline-style="solid" style:text-underline-width="auto" style:text-underline-color="font-color" officeooo:rsid="000f6c67" officeooo:paragraph-rsid="000f6c67"/>
    </style:style>
    <style:style style:name="P9" style:family="paragraph" style:parent-style-name="Standard">
      <style:paragraph-properties fo:text-align="start" style:justify-single-word="false"/>
      <style:text-properties officeooo:rsid="0018d1a9" officeooo:paragraph-rsid="0018d1a9"/>
    </style:style>
    <style:style style:name="P10" style:family="paragraph" style:parent-style-name="Standard" style:master-page-name="">
      <loext:graphic-properties draw:fill="none"/>
      <style:paragraph-properties fo:margin-left="0.199cm" fo:margin-right="0.199cm" fo:text-align="center" style:justify-single-word="false" fo:text-indent="0cm" style:auto-text-indent="false" style:page-number="auto" fo:background-color="transparent"/>
      <style:text-properties style:font-name="Arial Black" style:text-underline-style="solid" style:text-underline-width="auto" style:text-underline-color="font-color" officeooo:rsid="000e0e04" officeooo:paragraph-rsid="000e0e0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d1a9"/>
    </style:style>
    <style:style style:name="T3" style:family="text">
      <style:text-properties officeooo:rsid="0018d1a9"/>
    </style:style>
    <style:style style:name="T4" style:family="text">
      <style:text-properties officeooo:rsid="00195c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ANUEL D<text:span text:style-name="T3">E DEVELOPPEMENT</text:span></text:p>
      <text:p text:style-name="P6"/>
      <text:p text:style-name="P8">application « Gestion des aliments »</text:p>
      <text:p text:style-name="P1"/>
      <text:p text:style-name="P7"><text:span text:style-name="T1">Présentation</text:span> :</text:p>
      <text:p text:style-name="P2"/>
      <text:p text:style-name="P2">Cette application permet de gérer les aliments dans la base Aliments. </text:p>
      <text:p text:style-name="P2">L’utilisateur peut :</text:p>
      <text:p text:style-name="P2">- lister les aliments contenus dans la base,</text:p>
      <text:p text:style-name="P2">- créer un nouvel aliment,</text:p>
      <text:p text:style-name="P2">- supprimer un aliment de la base.</text:p>
      <text:p text:style-name="P2"/>
      <text:p text:style-name="P2"/>
      <text:p text:style-name="P7"><text:span text:style-name="T2">Choix techniques</text:span> :</text:p>
      <text:p text:style-name="P2"/>
      <text:p text:style-name="P5"><text:span text:style-name="T2">Base de donnée </text:span><text:span text:style-name="T3">: </text:span></text:p>
      <text:p text:style-name="P5"><text:span text:style-name="T3">On a utilisé une base de données plutôt qu’un fichier pour faciliter le stockage et la manipulation des aliments (sélection, suppression, création). Les accès sont plus simples et plus rapides.</text:span></text:p>
      <text:p text:style-name="P2"/>
      <text:p text:style-name="P9"><text:span text:style-name="T1">Affichage en mode console</text:span> :</text:p>
      <text:p text:style-name="P9">Ce mode d’affichage a été privilégié à la place d’autre<text:span text:style-name="T4">s</text:span> (interfaces graphiques...) car, <text:span text:style-name="T4">pour ces dernières, </text:span>nos équipes ne disposent pas des compétences techniques nécessaires à leur développement et <text:span text:style-name="T4">à leur </text:span>maintenanc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4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1:34:13.464000000</meta:creation-date>
    <dc:date>2018-03-20T12:37:45.369000000</dc:date>
    <meta:editing-duration>PT37M5S</meta:editing-duration>
    <meta:editing-cycles>7</meta:editing-cycles>
    <meta:generator>LibreOffice/5.4.1.2$Windows_X86_64 LibreOffice_project/ea7cb86e6eeb2bf3a5af73a8f7777ac570321527</meta:generator>
    <meta:document-statistic meta:table-count="0" meta:image-count="0" meta:object-count="0" meta:page-count="1" meta:paragraph-count="13" meta:word-count="119" meta:character-count="742" meta:non-whitespace-character-count="634"/>
  </office:meta>
</office:document-meta>
</file>